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e3256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e3256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4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II</text:span></text:p>
      <text:p text:style-name="P2"><text:span text:style-name="T4">Одна из аудиторий университета прикладной физике и кибернетики постепенно заполнялась студентами. Они болтали между собой, обсуждая что-то. Время подходило к началу занятий. В аудиторию с важным видом вошел Павел, поправляя челку рукой, оставляя шлейф дорогих духов. Поднявшись на верхний ряд, он достал ноутбук и термокружку с кофе. Сидевший на ряд ниже него молодой человек, обернулся к нему и протянул руку. </text:span></text:p>
      <text:p text:style-name="P2"><text:span text:style-name="T4">–Привет, Вадим, – ответил Павел, пожимая руку.</text:span></text:p>
      <text:p text:style-name="P2"><text:span text:style-name="T4">–Ты уже слышал инфу? У нас новый препод.</text:span></text:p>
      <text:p text:style-name="P2"><text:span text:style-name="T4">–О чем это ты? И кто?</text:span></text:p>
      <text:p text:style-name="P2"><text:span text:style-name="T4">–Как зовут, не <text:s/>знаю, но знаю что она с характером. Закончила экстерном. </text:span></text:p>
      <text:p text:style-name="P2"><text:span text:style-name="T4">–Интересно, интересно.</text:span></text:p>
      <text:p text:style-name="P2"><text:span text:style-name="T4">В аудиторию вошла девушка и невысокий мужчина. </text:span></text:p>
      <text:p text:style-name="P2"><text:span text:style-name="T4">–Доброе утро, Дмитрий Алексеевич, – разом сказали студенты.</text:span></text:p>
      <text:p text:style-name="P2"><text:span text:style-name="T4">–Доброе утро, ребята! Хочу представить вам Дарью Дмитриевну. Теперь она будет преподавать физику и кибернетику, а так же биологию и еще несколько предметов у вашей группы. </text:span></text:p>
      <text:p text:style-name="P2"><text:span text:style-name="T4">–Спасибо, Дмитрий Алексеевич, – сказала девушка, после чего мужчина удалился из аудитории. </text:span></text:p>
      <text:p text:style-name="P2"><text:span text:style-name="T4">–Ну что ж, начнем. </text:span></text:p>
      <text:p text:style-name="P2"><text:span text:style-name="T4">Девушка осмотрела аудиторию. Взгляд ее пересекся с взглядом Павла, поднявшим голову от экрана ноутбука. Оба посмотрели с вызовом друг на друга. «Повезло, так повезло», – подумал Павел, опуская взгляд в ноутбук.</text:span></text:p>
      <text:p text:style-name="P2"><text:soft-page-break/><text:span text:style-name="T4">–Молодой человек на последней парте, Павел, кажется, задержитесь после занятий. Вижу, вам не особо интересна тема, – сказала Дарья, записывая на доске тему.</text:span></text:p>
      <text:p text:style-name="P2"><text:span text:style-name="T4">–На каких это основаниях вы меня оставляете? – недовольно произнес Павел.</text:span></text:p>
      <text:p text:style-name="P2"><text:span text:style-name="T4">–Во-первых, вы ведете себя неподобающим образом, а во-вторых, вам бы следовало убрать ноутбук. </text:span></text:p>
      <text:p text:style-name="P2"><text:span text:style-name="T4">–Ага, да. Обязательно учту ваши пожелания, Дарья, как вас там, забыл, прошу прощения, – не отрывая взгляда от ноутбука, произнес Павел.</text:span></text:p>
      <text:p text:style-name="P2"><text:span text:style-name="T4">Девушка возмутилась, но не сказала ни слова, продолжая объяснять тему. День постепенно приближался к концу. Наконец закончилось последнее занятие и студенты расходились. Аудитория опустела. Павел спокойно спустился вниз и уже собирался направиться к двери, но его остановила Дарья Дмитриевна.</text:span></text:p>
      <text:p text:style-name="P2"><text:span text:style-name="T4">–Павел, что вы себе позволяете? Ваше поведение отвратительно.</text:span></text:p>
      <text:p text:style-name="P2"><text:span text:style-name="T4">–Правда? А я не знал. А впрочем, вас не должно это волновать. Моя задача учиться и я это делаю. Если у вас все, то я пойду.</text:span></text:p>
      <text:p text:style-name="P2"><text:span text:style-name="T4">И не дав девушке больше ничего сказать, он удалился из аудитории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10:42.511000000</meta:creation-date>
    <dc:date>2022-05-15T19:11:15.094000000</dc:date>
    <meta:editing-duration>PT32S</meta:editing-duration>
    <meta:editing-cycles>1</meta:editing-cycles>
    <meta:document-statistic meta:table-count="0" meta:image-count="0" meta:object-count="0" meta:page-count="2" meta:paragraph-count="21" meta:word-count="329" meta:character-count="2214" meta:non-whitespace-character-count="1890"/>
    <meta:generator>LibreOffice/7.2.2.2$Windows_X86_64 LibreOffice_project/02b2acce88a210515b4a5bb2e46cbfb63fe97d56</meta:generator>
  </office:meta>
</office:document-meta>
</file>